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171.27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ro3" style:family="table-row">
      <style:table-row-properties style:row-height="95.8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6pt solid #000000" fo:border-left="none" fo:border-right="0.06pt solid #000000" fo:border-top="0.06pt solid #000000"/>
    </style:style>
    <style:style style:name="ce17"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4" office:value-type="string" calcext:value-type="string">
            <text:p><text:a xlink:href="http://www.esa.int/Our_Activities/Space_Science/Planck/Planck_and_the_cosmic_microwave_background" xlink:type="simple">http://www.esa.int/Our_Activities/Space_Science/Planck/Planck_and_the_cosmic_microwave_background</text:a></text:p>
          </table:table-cell>
          <table:table-cell table:style-name="ce7" office:value-type="string" calcext:value-type="string">
            <text:p>European Space Agency website</text:p>
          </table:table-cell>
          <table:table-cell table:style-name="ce7" office:value-type="string" calcext:value-type="string">
            <text:p>Article</text:p>
          </table:table-cell>
          <table:table-cell table:style-name="ce7" office:value-type="string" calcext:value-type="string">
            <text:p><text:s/>esa</text:p>
          </table:table-cell>
          <table:table-cell table:style-name="ce7" office:value-type="string" calcext:value-type="string">
            <text:p><text:s/>The cosmic microwave background (or CMB) fills the entire Universe and is leftover radiation from the Big Bang.</text:p>
          </table:table-cell>
          <table:table-cell table:style-name="ce7" office:value-type="string" calcext:value-type="string">
            <text:p>English</text:p>
          </table:table-cell>
          <table:table-cell table:style-name="ce7" office:value-type="string" calcext:value-type="string">
            <text:p><text:s/>Cosmic Microwave Background, CMB, is a radiation that fills the entire Univers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1">
          <table:table-cell table:style-name="ce4" office:value-type="string" calcext:value-type="string">
            <text:p> <text:a xlink:href="https://map.gsfc.nasa.gov/universe/bb_tests_cmb.html" xlink:type="simple">https://map.gsfc.nasa.gov/universe/bb_tests_cmb.html</text:a></text:p>
          </table:table-cell>
          <table:table-cell table:style-name="ce7" office:value-type="string" calcext:value-type="string">
            <text:p>NASA educational website</text:p>
          </table:table-cell>
          <table:table-cell table:style-name="ce8" office:value-type="string" calcext:value-type="string">
            <text:p>Article</text:p>
          </table:table-cell>
          <table:table-cell table:style-name="ce7" office:value-type="string" calcext:value-type="string">
            <text:p>NASA</text:p>
          </table:table-cell>
          <table:table-cell table:style-name="ce7" office:value-type="string" calcext:value-type="string">
            <text:p><text:s/>Today, the CMB radiation is very cold, only 2.725° above absolute zero, thus this radiation shines primarily in the microwave portion of the electromagnetic spectrum, and is invisible to the naked eye. However, it fills the universe and can be detected everywhere we look</text:p>
          </table:table-cell>
          <table:table-cell table:style-name="ce7" office:value-type="string" calcext:value-type="string">
            <text:p>English</text:p>
          </table:table-cell>
          <table:table-cell table:style-name="ce7" office:value-type="string" calcext:value-type="string">
            <text:p><text:s/>Cosmic Microwave Background, CMB, is a radiation that fills the entire Univers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2">
          <table:table-cell table:style-name="ce4" office:value-type="string" calcext:value-type="string">
            <text:p> <text:a xlink:href="http://www.space.com/33892-cosmic-microwave-background.html" xlink:type="simple">http://www.space.com/33892-cosmic-microwave-background.html</text:a></text:p>
          </table:table-cell>
          <table:table-cell table:style-name="ce7" office:value-type="string" calcext:value-type="string">
            <text:p>website about science and astronomy</text:p>
          </table:table-cell>
          <table:table-cell table:style-name="ce7" office:value-type="string" calcext:value-type="string">
            <text:p>Article</text:p>
          </table:table-cell>
          <table:table-cell table:style-name="ce7" office:value-type="string" calcext:value-type="string">
            <text:p>Space.com</text:p>
          </table:table-cell>
          <table:table-cell table:style-name="ce7" office:value-type="string" calcext:value-type="string">
            <text:p> The cosmic microwave background (CMB) is thought to be leftover radiation from the Big Bang, or the time when the universe began. As the theory goes, when the universe was born it underwent a rapid inflation and expansion. (The universe is still expanding today, and accelerating for unknown reasons). The CMB represents the heat left over from the Big Bang.</text:p>
            <text:p/>
            <text:p>You can't see the CMB with your naked eye, but it is everywhere in the universe. </text:p>
          </table:table-cell>
          <table:table-cell table:style-name="ce7" office:value-type="string" calcext:value-type="string">
            <text:p>English</text:p>
          </table:table-cell>
          <table:table-cell table:style-name="ce7" office:value-type="string" calcext:value-type="string">
            <text:p><text:s/>Cosmic Microwave Background, CMB, is a radiation that fills the entire Universe</text:p>
          </table:table-cell>
          <table:table-cell table:style-name="ce7" office:value-type="string" calcext:value-type="string">
            <text:p>English</text:p>
          </table:table-cell>
          <table:table-cell table:style-name="ce7" office:value-type="string" calcext:value-type="string">
            <text:p>Reliable</text:p>
          </table:table-cell>
          <table:table-cell table:style-name="ce7" office:value-type="string" calcext:value-type="string">
            <text:p><text:s/>Elizabeth Howell is a contributing writer for Space.com who is one of the few Canadian journalists to report regularly on space exploration. She is pursuing a Ph.D. part-time in aerospace sciences (University of North Dakota) after completing an M.Sc. (space studies) at the same institution. She also holds a bachelor of journalism degree from Carleton University. Besides writing, Elizabeth teaches communications at the university and community college level. To see her latest projects, follow Elizabeth on Twitter at @HowellSpace.</text:p>
          </table:table-cell>
          <table:table-cell table:style-name="ce11" office:value-type="percentage" office:value="0.8" calcext:value-type="percentage">
            <text:p>80.00%</text:p>
          </table:table-cell>
          <table:table-cell table:number-columns-repeated="14"/>
        </table:table-row>
        <table:table-row table:style-name="ro3">
          <table:table-cell table:style-name="ce4" office:value-type="string" calcext:value-type="string">
            <text:p>http://kgov.com/evidence-against-the-big-bang</text:p>
          </table:table-cell>
          <table:table-cell table:style-name="ce7" office:value-type="string" calcext:value-type="string">
            <text:p><text:s/>Conservative, creationist online website</text:p>
          </table:table-cell>
          <table:table-cell table:style-name="ce7" office:value-type="string" calcext:value-type="string">
            <text:p>Article</text:p>
          </table:table-cell>
          <table:table-cell table:style-name="ce7" office:value-type="string" calcext:value-type="string">
            <text:p>Kgov.com</text:p>
          </table:table-cell>
          <table:table-cell table:style-name="ce12" office:value-type="string" calcext:value-type="string">
            <text:p> CMB and other alleged big bang predictions that were never made: Consider first that the big bang's famed "prediction" of the distribution of elements was adjusted after the fact. As is typical of the CMB and other alleged predictions of the big bang, the claim that there was an accurate prediction of the primordial percentage of elements (like hydrogen and helium) has been contradicted in the journals Nature and Physics Essaysand has been challenged in The Astrophysical Journal, in Science News, and in Cambridge University's Modern Cosmology. For example a paper <text:a xlink:href="http://www.nature.com/nature/journal/v346/n6287/pdf/346807a0.pdf" xlink:type="simple">in</text:a><text:a xlink:href="http://www.nature.com/nature/journal/v346/n6287/pdf/346807a0.pdf" xlink:type="simple"> Nature</text:a> describes the particulars of this prediction as, "assumed ad hoc to obtain the required [predicted] abundances". <text:a xlink:href="http://open-site.org/Science/Physics/Cosmology_Problems_Big_Bang/" xlink:type="simple">In Physics Essays</text:a> also, "The study of historical data shows that over the years predictions of the ratio of helium to hydrogen in a BB universe have been repeatedly adjusted to agree with the latest available estimates of that ratio as observed in the real universe." See more excerpts and all of this documented at <text:a xlink:href="http://rsr.org/big-bang-predictions" xlink:type="simple">rsr.org/big-bang-predictions</text:a> along with the big bang's predictive failures regarding <text:a xlink:href="http://kgov.com/big-bang-predictions#antimatter" xlink:type="simple">antimatter</text:a>, <text:a xlink:href="http://kgov.com/big-bang-predictions#monopoles" xlink:type="simple">magnetic monopoles</text:a>, a <text:a xlink:href="http://rsr.org/big-bang-predictions#lithium-problem" xlink:type="simple">thousand times too much lithium-6</text:a>, and also regarding big-bang-<text:a xlink:href="http://kgov.com/big-bang-predictions-and-expolanets#dark-matter" xlink:type="simple">required dark matter</text:a>. Likewise, the big bang's "prediction" of the 2.7K CMB was yet another after the fact retrodiction. In addition to challenges in New Scientist and Physics Essays, a winner of the Nobel Prize for discovering the cosmic microwave background radiation himself disclaimed the accolade that the big bang theory predicted the 2.73 degree Kelvin CMB. In his lecture given on the very occasion of sharing the Nobel Prize for discovering CMB radiation, Robert W. Wilson, <text:a xlink:href="http://www.nobelprize.org/nobel_prizes/physics/laureates/1978/wilson-lecture.pdf" xlink:type="simple">acknowledged</text:a> that, "The first confirmation of the microwave cosmic background that we knew of, however, came from a totally different, indirect measurement. This measurement had, in fact, been made thirty years earlier... near the peak of a 3 K black body spectrum." Thus physicist Lawrence Krauss (A Universe from Nothing, p. 18, <text:a xlink:href="http://rsr.org/lawrence-krauss" xlink:type="simple">on RSR</text:a>, etc.) is wrong when he claims that such "predictions" have confirmed the big bang. See more documentation of this at <text:a xlink:href="http://rsr.org/big-bang-predictions#cmb" xlink:type="simple">rsr.org/bb-predictions#cmb</text:a>. </text:p>
          </table:table-cell>
          <table:table-cell table:style-name="ce7" office:value-type="string" calcext:value-type="string">
            <text:p>English</text:p>
          </table:table-cell>
          <table:table-cell table:style-name="ce7" office:value-type="string" calcext:value-type="string">
            <text:p><text:s/>Cosmic Microwave Background, CMB, is a radiation that fills the entire Universe</text:p>
          </table:table-cell>
          <table:table-cell table:style-name="ce7" office:value-type="string" calcext:value-type="string">
            <text:p><text:s/></text:p>
          </table:table-cell>
          <table:table-cell table:style-name="ce7" office:value-type="string" calcext:value-type="string">
            <text:p>Not Reliable</text:p>
          </table:table-cell>
          <table:table-cell table:style-name="ce13" office:value-type="string" calcext:value-type="string">
            <text:p>KGOV.com is the web home of the long-running conservative talk radio show <text:a xlink:href="http://kgov.com/" xlink:type="simple">Bob Enyart Live</text:a>, and of <text:a xlink:href="http://theologythursday.com/" xlink:type="simple">Theology Thursday</text:a> and the creation-evolution program <text:a xlink:href="http://kgov.com/science" xlink:type="simple">Real Science Radio</text:a>.     Bob Enyart Biography: Bob Enyart, spokesman for American Right To Life, for 25 years has used his daily talk show toward compelling the government to uphold the God-given right to life from the biological beginning of each child's life. Bob trusted in Jesus Christ as his Savior in 1973 and since January 2000 pastors Denver Bible Church. Before hosting a talk show Bob worked for McDonnell Douglas Helicopter Company designing simulation software for the Army’s Apache AH-64 attack helicopter, and then worked as a computer analyst for U S West, Microsoft, and PC Week. Bob eventually left his computing career for full-time Christian outreach. Bob appears in the Focus on the Strategy DVD series which has helped to ignite America's personhood movement, and he organized the effort to display the world's largest protest sign on the side of the Rocky Mountains overlooking Denver when Barack Obama held the Democratic National Convention in Colorado. (Shown in this photo taken two miles away with the actual perspective of the size of the sign as compared to the Statue of Liberty.)    <text:a xlink:href="http://kgov.com/about-bob-enyart-live-and-real-science-radio" xlink:type="simple">http://kgov.com/about-bob-enyart-live-and-real-science-radio</text:a></text:p>
          </table:table-cell>
          <table:table-cell table:style-name="ce11" office:value-type="string" calcext:value-type="string">
            <text:p>0%%</text:p>
          </table:table-cell>
          <table:table-cell table:number-columns-repeated="10"/>
          <table:table-cell table:number-columns-repeated="4" office:value-type="string" calcext:value-type="string">
            <text:p><text:s/></text:p>
          </table:table-cell>
        </table:table-row>
        <table:table-row table:style-name="ro1">
          <table:table-cell table:style-name="ce5"/>
          <table:table-cell table:style-name="ce9" table:number-columns-repeated="3"/>
          <table:table-cell table:style-name="ce9" office:value-type="string" calcext:value-type="string">
            <text:p><text:s/></text:p>
          </table:table-cell>
          <table:table-cell table:style-name="ce9" table:number-columns-repeated="4"/>
          <table:table-cell table:style-name="ce15" office:value-type="string" calcext:value-type="string">
            <text:p><text:s text:c="2"/></text:p>
          </table:table-cell>
          <table:table-cell table:style-name="ce17"/>
          <table:table-cell table:number-columns-repeated="14"/>
        </table:table-row>
        <table:table-row table:style-name="ro1">
          <table:table-cell/>
          <table:table-cell office:value-type="string" calcext:value-type="string">
            <text:p><text:s/></text:p>
          </table:table-cell>
          <table:table-cell table:number-columns-repeated="23"/>
        </table:table-row>
        <table:table-row table:style-name="ro1">
          <table:table-cell table:number-columns-repeated="25"/>
        </table:table-row>
        <table:table-row table:style-name="ro1">
          <table:table-cell table:number-columns-repeated="9"/>
          <table:table-cell office:value-type="string" calcext:value-type="string">
            <text:p><text:s text:c="2"/></text:p>
          </table:table-cell>
          <table:table-cell table:number-columns-repeated="15"/>
        </table:table-row>
        <table:table-row table:style-name="ro1" table:number-rows-repeated="5">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8">00/00/0000</text:date>, <text:time style:data-style-name="N2" text:time-value="21:57:22.6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28T22:04:53.219000000</dc:date>
    <meta:editing-duration>PT1H5M29S</meta:editing-duration>
    <meta:editing-cycles>15</meta:editing-cycles>
    <meta:generator>LibreOffice/5.3.2.2$Windows_x86 LibreOffice_project/6cd4f1ef626f15116896b1d8e1398b56da0d0ee1</meta:generator>
    <meta:document-statistic meta:table-count="1" meta:cell-count="62" meta:object-count="0"/>
  </office:meta>
</office:document-meta>
</file>